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NewRoman" svg:font-family="TimesNewRoman" style:font-family-generic="roman"/>
  </office:font-face-decls>
  <office:automatic-styles>
    <style:style style:name="P1" style:family="paragraph" style:parent-style-name="Standard">
      <style:text-properties fo:font-size="22pt" officeooo:rsid="0044bbaa" officeooo:paragraph-rsid="001be157" style:font-size-asian="22pt" style:font-size-complex="22pt"/>
    </style:style>
    <style:style style:name="P2" style:family="paragraph" style:parent-style-name="Standard">
      <style:text-properties fo:font-size="22pt" fo:font-weight="bold" officeooo:rsid="0020f0b2" officeooo:paragraph-rsid="002147bd" style:font-size-asian="22pt" style:font-weight-asian="bold" style:font-size-complex="22pt" style:font-weight-complex="bold"/>
    </style:style>
    <style:style style:name="P3" style:family="paragraph" style:parent-style-name="Standard">
      <style:text-properties officeooo:rsid="0044bbaa" officeooo:paragraph-rsid="001be157"/>
    </style:style>
    <style:style style:name="P4" style:family="paragraph" style:parent-style-name="Standard">
      <style:text-properties style:font-name="TimesNewRoman" fo:font-size="22pt" fo:font-weight="bold" officeooo:rsid="0020f0b2" officeooo:paragraph-rsid="0020f0b2" style:font-size-asian="22pt" style:font-weight-asian="bold" style:font-size-complex="22pt" style:font-weight-complex="bold"/>
    </style:style>
    <style:style style:name="P5" style:family="paragraph" style:parent-style-name="Standard">
      <style:text-properties style:font-name="TimesNewRoman" fo:font-size="22pt" fo:font-weight="bold" officeooo:rsid="0020f0b2" officeooo:paragraph-rsid="0021e315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22pt" officeooo:rsid="0044bbaa" officeooo:paragraph-rsid="001be157" style:font-size-asian="22pt" style:font-size-complex="22pt"/>
    </style:style>
    <style:style style:name="P7" style:family="paragraph" style:parent-style-name="Standard">
      <style:text-properties fo:font-size="22pt" fo:font-weight="bold" officeooo:rsid="0020f0b2" officeooo:paragraph-rsid="002147bd" style:font-size-asian="22pt" style:font-weight-asian="bold" style:font-size-complex="22pt" style:font-weight-complex="bold"/>
    </style:style>
    <style:style style:name="P8" style:family="paragraph" style:parent-style-name="Standard">
      <style:text-properties fo:font-size="22pt" fo:font-weight="bold" officeooo:rsid="0020f0b2" officeooo:paragraph-rsid="0022d957" style:font-size-asian="22pt" style:font-weight-asian="bold" style:font-size-complex="22pt" style:font-weight-complex="bold"/>
    </style:style>
    <style:style style:name="P9" style:family="paragraph" style:parent-style-name="Standard">
      <style:text-properties fo:font-size="22pt" fo:font-weight="bold" officeooo:rsid="0021e315" officeooo:paragraph-rsid="0021e315" style:font-size-asian="22pt" style:font-weight-asian="bold" style:font-size-complex="22pt" style:font-weight-complex="bold"/>
    </style:style>
    <style:style style:name="T1" style:family="text">
      <style:text-properties style:font-name="TimesNewRoman"/>
    </style:style>
    <style:style style:name="T2" style:family="text">
      <style:text-properties style:font-name="TimesNewRoman" fo:font-weight="bold" style:font-weight-asian="bold" style:font-weight-complex="bold"/>
    </style:style>
    <style:style style:name="T3" style:family="text">
      <style:text-properties style:font-name="TimesNewRoman" fo:font-weight="normal" style:font-weight-asian="normal" style:font-weight-complex="normal"/>
    </style:style>
    <style:style style:name="T4" style:family="text">
      <style:text-properties style:font-name="TimesNewRoman" fo:font-weight="normal" officeooo:rsid="001f21c4" style:font-weight-asian="normal" style:font-weight-complex="normal"/>
    </style:style>
    <style:style style:name="T5" style:family="text">
      <style:text-properties style:font-name="TimesNewRoman" fo:font-size="22pt" fo:font-weight="bold" style:font-size-asian="19.25pt" style:font-weight-asian="bold" style:font-size-complex="22pt" style:font-weight-complex="bold"/>
    </style:style>
    <style:style style:name="T6" style:family="text">
      <style:text-properties style:font-name="TimesNewRoman" fo:font-size="22pt" fo:font-weight="bold" officeooo:rsid="0002e7a8" style:font-size-asian="19.25pt" style:font-weight-asian="bold" style:font-size-complex="22pt" style:font-weight-complex="bold"/>
    </style:style>
    <style:style style:name="T7" style:family="text">
      <style:text-properties style:font-name="TimesNewRoman" fo:font-size="22pt" fo:font-weight="normal" style:font-size-asian="19.25pt" style:font-weight-asian="normal" style:font-size-complex="22pt" style:font-weight-complex="normal"/>
    </style:style>
    <style:style style:name="T8" style:family="text">
      <style:text-properties style:font-name="TimesNewRoman" fo:font-size="22pt" fo:font-weight="normal" officeooo:rsid="001be157" style:font-size-asian="19.25pt" style:font-weight-asian="normal" style:font-size-complex="22pt" style:font-weight-complex="normal"/>
    </style:style>
    <style:style style:name="T9" style:family="text">
      <style:text-properties style:font-name="TimesNewRoman" fo:font-size="18pt" fo:font-weight="normal" officeooo:rsid="0022d957" style:font-size-asian="15.75pt" style:font-weight-asian="normal" style:font-size-complex="18pt" style:font-weight-complex="normal"/>
    </style:style>
    <style:style style:name="T10" style:family="text">
      <style:text-properties style:font-name="TimesNewRoman" officeooo:rsid="002147bd"/>
    </style:style>
    <style:style style:name="T11" style:family="text">
      <style:text-properties style:font-name="TimesNewRoman" officeooo:rsid="0021e315"/>
    </style:style>
    <style:style style:name="T12" style:family="text">
      <style:text-properties style:font-name="TimesNewRoman" officeooo:rsid="001f21c4"/>
    </style:style>
    <style:style style:name="T13" style:family="text">
      <style:text-properties officeooo:rsid="0021e3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N</text:span><text:span text:style-name="T5">ame: </text:span><text:span text:style-name="T7">Anujkumar Patel, </text:span><text:span text:style-name="T8">Sam Brey</text:span></text:p>
      <text:p text:style-name="P1"><text:span text:style-name="T2">Student ID: </text:span><text:span text:style-name="T3">5473411, </text:span><text:span text:style-name="T4">5387818</text:span></text:p>
      <text:p text:style-name="P1"><text:span text:style-name="T4"/></text:p>
      <text:p text:style-name="P5"><text:span text:style-name="T12">1. </text:span><text:span text:style-name="T13">Introduction</text:span></text:p>
      <text:p text:style-name="P4"><text:span text:style-name="T13">2</text:span>. Performance Analysis</text:p>
      <text:p text:style-name="P2"><text:span text:style-name="T11">3</text:span><text:span text:style-name="T1">. </text:span><text:span text:style-name="T10">Lock Contention for Multi-Thread</text:span></text:p>
      <text:p text:style-name="P8"><text:span text:style-name="T10"><text:tab/></text:span><text:span text:style-name="T9">After each thread completion we locked the global linked list using mutex locks for successful insertion of the local list of the thread completed.</text:span></text:p>
      <text:p text:style-name="P9"><text:span text:style-name="T10">4. </text:span><text:span text:style-name="T1">Message Size</text:span></text:p>
      <text:p text:style-name="P2"><text:span text:style-name="T10"><text:tab/></text:span><text:span text:style-name="T9">There is limit to message size which is 4096 but when the K is 1000 in the section 1.3 we had to double message size and each individual message just in case how large message i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NewRoman" svg:font-family="TimesNewRoman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22:45:27.087838427</meta:creation-date>
    <dc:date>2024-10-28T18:08:01.874909230</dc:date>
    <meta:editing-duration>PT26M17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1" meta:paragraph-count="8" meta:word-count="82" meta:character-count="475" meta:non-whitespace-character-count="399"/>
  </office:meta>
</office:document-meta>
</file>